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ffffff" fo:min-height="1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0pt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style-name="Standard" style:font-family-generic="roman" style:font-pitch="variable" fo:font-size="10pt"/>
    </style:style>
    <style:style style:name="T2" style:family="text"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T3" style:family="text">
      <style:text-properties fo:font-family="'Palatino Linotype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1.5cm" svg:y="1.5cm">
          <text:p text:style-name="P5"/>
        </draw:rect>
        <draw:circle draw:style-name="gr2" draw:text-style-name="P1" draw:layer="layout" svg:width="10.5cm" svg:height="10.5cm" svg:x="5cm" svg:y="4.5cm">
          <text:p text:style-name="P5"/>
        </draw:circle>
        <draw:circle draw:style-name="gr3" draw:text-style-name="P3" draw:id="id2" draw:layer="layout" svg:width="1.5cm" svg:height="1.5cm" svg:x="9cm" svg:y="4cm">
          <text:p text:style-name="P2"><text:span text:style-name="T1">Peer ID:</text:span></text:p>
          <text:p text:style-name="P2"><text:span text:style-name="T1">023</text:span></text:p>
        </draw:circle>
        <draw:circle draw:style-name="gr3" draw:text-style-name="P3" draw:id="id4" draw:layer="layout" svg:width="1.5cm" svg:height="1.5cm" svg:x="5.7cm" svg:y="12.5cm">
          <text:p text:style-name="P2"><text:span text:style-name="T1">Peer ID</text:span></text:p>
          <text:p text:style-name="P2"><text:span text:style-name="T1">520</text:span></text:p>
        </draw:circle>
        <draw:circle draw:style-name="gr3" draw:text-style-name="P3" draw:id="id3" draw:layer="layout" svg:width="1.5cm" svg:height="1.5cm" svg:x="14.5cm" svg:y="10.6cm">
          <text:p text:style-name="P2"><text:span text:style-name="T1">Peer ID</text:span></text:p>
          <text:p text:style-name="P2"><text:span text:style-name="T1">245</text:span></text:p>
        </draw:circle>
        <draw:circle draw:style-name="gr4" draw:text-style-name="P4" draw:id="id1" draw:layer="layout" svg:width="1.5cm" svg:height="1.5cm" svg:x="1.5cm" svg:y="3cm">
          <text:p text:style-name="P2"><text:span text:style-name="T2">Peer ID: </text:span><text:span text:style-name="T2"><text:line-break/></text:span><text:span text:style-name="T2">503</text:span></text:p>
        </draw:circle>
        <draw:frame draw:style-name="gr5" draw:text-style-name="P6" draw:layer="layout" svg:width="2cm" svg:height="0.721cm" svg:x="5.5cm" svg:y="14cm">
          <draw:text-box>
            <text:p text:style-name="P5"><text:span text:style-name="T1">Knoten C</text:span></text:p>
          </draw:text-box>
        </draw:frame>
        <draw:frame draw:style-name="gr6" draw:text-style-name="P6" draw:layer="layout" svg:width="2cm" svg:height="1cm" svg:x="15.9cm" svg:y="11cm">
          <draw:text-box>
            <text:p text:style-name="P5"><text:span text:style-name="T1">Knoten B</text:span></text:p>
          </draw:text-box>
        </draw:frame>
        <draw:frame draw:style-name="gr5" draw:text-style-name="P6" draw:layer="layout" svg:width="2cm" svg:height="0.721cm" svg:x="8.9cm" svg:y="3.279cm">
          <draw:text-box>
            <text:p text:style-name="P5"><text:span text:style-name="T1">Knoten A</text:span></text:p>
          </draw:text-box>
        </draw:frame>
        <draw:connector draw:style-name="gr7" draw:text-style-name="P7" draw:layer="layout" draw:type="curve" svg:x1="3cm" svg:y1="3.75cm" svg:x2="9cm" svg:y2="4.75cm" draw:start-shape="id1" draw:start-glue-point="1" draw:end-shape="id2">
          <text:p text:style-name="P2"><text:span text:style-name="T3">(1)</text:span><text:span text:style-name="T4"> REGISTER</text:span></text:p>
        </draw:connector>
        <draw:connector draw:style-name="gr7" draw:text-style-name="P2" draw:layer="layout" draw:type="curve" draw:line-skew="-0.5cm" svg:x1="9.75cm" svg:y1="5.5cm" svg:x2="2.25cm" svg:y2="4.5cm" draw:start-shape="id2" draw:start-glue-point="2" draw:end-shape="id1" draw:end-glue-point="2">
          <text:p text:style-name="P2"/>
          <text:p text:style-name="P2"/>
          <text:p text:style-name="P2"><text:span text:style-name="T3">(2)</text:span><text:span text:style-name="T4"> 302 Knoten B</text:span></text:p>
        </draw:connector>
        <draw:connector draw:style-name="gr7" draw:text-style-name="P7" draw:layer="layout" draw:type="curve" svg:x1="2.25cm" svg:y1="4.5cm" svg:x2="15.25cm" svg:y2="10.6cm" draw:start-shape="id1" draw:start-glue-point="2" draw:end-shape="id3">
          <text:p text:style-name="P2"><text:span text:style-name="T3">(3)</text:span><text:span text:style-name="T4"> REGISTER</text:span></text:p>
          <text:p text:style-name="P2"><text:span text:style-name="T4"/></text:p>
        </draw:connector>
        <draw:connector draw:style-name="gr7" draw:text-style-name="P2" draw:layer="layout" draw:type="curve" svg:x1="14.5cm" svg:y1="11.35cm" svg:x2="2.25cm" svg:y2="4.5cm" draw:start-shape="id3" draw:start-glue-point="3" draw:end-shape="id1" draw:end-glue-point="2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3">(4)</text:span><text:span text:style-name="T4"> 302 Knoten C</text:span></text:p>
          <text:p text:style-name="P2"><text:span text:style-name="T5"/></text:p>
        </draw:connector>
        <draw:connector draw:style-name="gr7" draw:text-style-name="P7" draw:layer="layout" draw:type="curve" svg:x1="2.25cm" svg:y1="4.5cm" svg:x2="5.7cm" svg:y2="13.25cm" draw:start-shape="id1" draw:start-glue-point="2" draw:end-shape="id4" draw:end-glue-point="3">
          <text:p text:style-name="P2"><text:span text:style-name="T3">(5)</text:span><text:span text:style-name="T4">REGISTER <text:s text:c="30"/></text:span></text:p>
        </draw:connector>
        <draw:connector draw:style-name="gr7" draw:text-style-name="P7" draw:layer="layout" draw:type="curve" svg:x1="5.7cm" svg:y1="13.25cm" svg:x2="1.5cm" svg:y2="3.75cm" draw:start-shape="id4" draw:start-glue-point="3" draw:end-shape="id1" draw:end-glue-point="3">
          <text:p text:style-name="P2"><text:span text:style-name="T3">(6)</text:span><text:span text:style-name="T4"> 200 OK <text:s text:c="76"/></text:span></text:p>
        </draw:connector>
        <draw:frame draw:style-name="gr8" draw:text-style-name="P8" draw:layer="layout" svg:width="4.5cm" svg:height="1.25cm" svg:x="3cm" svg:y="1cm">
          <draw:text-box>
            <text:p text:style-name="P5"><text:span text:style-name="T6">Registrierung</text:span></text:p>
          </draw:text-box>
        </draw:frame>
        <draw:rect draw:style-name="gr1" draw:text-style-name="P1" draw:layer="layout" svg:width="19.5cm" svg:height="14.5cm" svg:x="18cm" svg:y="1.5cm">
          <text:p text:style-name="P5"/>
        </draw:rect>
        <draw:circle draw:style-name="gr2" draw:text-style-name="P1" draw:layer="layout" svg:width="10.5cm" svg:height="10.5cm" svg:x="22.6cm" svg:y="3.721cm">
          <text:p text:style-name="P5"/>
        </draw:circle>
        <draw:circle draw:style-name="gr3" draw:text-style-name="P3" draw:layer="layout" svg:width="1.5cm" svg:height="1.5cm" svg:x="26.6cm" svg:y="3.221cm">
          <text:p text:style-name="P2"><text:span text:style-name="T1">Peer ID:</text:span></text:p>
          <text:p text:style-name="P2"><text:span text:style-name="T1">023</text:span></text:p>
        </draw:circle>
        <draw:circle draw:style-name="gr3" draw:text-style-name="P3" draw:layer="layout" svg:width="1.5cm" svg:height="1.5cm" svg:x="23.3cm" svg:y="11.721cm">
          <text:p text:style-name="P2"><text:span text:style-name="T1">Peer ID</text:span></text:p>
          <text:p text:style-name="P2"><text:span text:style-name="T1">520</text:span></text:p>
        </draw:circle>
        <draw:circle draw:style-name="gr3" draw:text-style-name="P3" draw:layer="layout" svg:width="1.5cm" svg:height="1.5cm" svg:x="32.1cm" svg:y="9.821cm">
          <text:p text:style-name="P2"><text:span text:style-name="T1">Peer ID</text:span></text:p>
          <text:p text:style-name="P2"><text:span text:style-name="T1">245</text:span></text:p>
        </draw:circle>
        <draw:circle draw:style-name="gr4" draw:text-style-name="P4" draw:layer="layout" svg:width="1.5cm" svg:height="1.5cm" svg:x="28.1cm" svg:y="13.221cm">
          <text:p text:style-name="P2"><text:span text:style-name="T2">Peer ID: </text:span><text:span text:style-name="T2"><text:line-break/></text:span><text:span text:style-name="T2">503</text:span></text:p>
        </draw:circle>
        <draw:frame draw:style-name="gr5" draw:text-style-name="P6" draw:layer="layout" svg:width="2cm" svg:height="0.721cm" svg:x="23.1cm" svg:y="13.221cm">
          <draw:text-box>
            <text:p text:style-name="P5"><text:span text:style-name="T1">Knoten C</text:span></text:p>
          </draw:text-box>
        </draw:frame>
        <draw:frame draw:style-name="gr6" draw:text-style-name="P6" draw:layer="layout" svg:width="2cm" svg:height="1cm" svg:x="33.5cm" svg:y="10.221cm">
          <draw:text-box>
            <text:p text:style-name="P5"><text:span text:style-name="T1">Knoten B</text:span></text:p>
          </draw:text-box>
        </draw:frame>
        <draw:frame draw:style-name="gr5" draw:text-style-name="P6" draw:layer="layout" svg:width="2cm" svg:height="0.721cm" svg:x="26.5cm" svg:y="2.5cm">
          <draw:text-box>
            <text:p text:style-name="P5"><text:span text:style-name="T1">Knoten A</text:span></text:p>
          </draw:text-box>
        </draw:frame>
        <draw:frame draw:style-name="gr8" draw:text-style-name="P8" draw:layer="layout" svg:width="7.5cm" svg:height="1.25cm" svg:x="22.5cm" svg:y="1cm">
          <draw:text-box>
            <text:p text:style-name="P5"><text:span text:style-name="T6">Nach dem Join des Pe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8T15:03:04</meta:creation-date>
    <dc:creator>plotti plotti</dc:creator>
    <dc:date>2008-05-08T16:06:47</dc:date>
    <meta:editing-cycles>3</meta:editing-cycles>
    <meta:editing-duration>PT29M2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